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9232in" svg:y="15.5425in">
            <draw:object draw:notify-on-update-of-ranges="Sheet1.C11:Sheet1.C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953in" svg:y="15.6846in">
            <draw:object draw:notify-on-update-of-ranges="Sheet1.D11:Sheet1.D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hms</text:p>
          </table:table-cell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float" office:value="98157" calcext:value-type="float">
            <text:p>98157</text:p>
          </table:table-cell>
          <table:table-cell/>
          <table:table-cell table:formula="of:=[.A11]/100" office:value-type="float" office:value="981.57" calcext:value-type="float">
            <text:p>981.57</text:p>
          </table:table-cell>
          <table:table-cell office:value-type="float" office:value="977.38" calcext:value-type="float">
            <text:p>977.38</text:p>
          </table:table-cell>
          <table:table-cell office:value-type="string" calcext:value-type="string">
            <text:p>Average</text:p>
          </table:table-cell>
          <table:table-cell table:formula="of:=AVERAGE([.C11:.C111])" office:value-type="float" office:value="981.213663366337" calcext:value-type="float">
            <text:p>981.213663366337</text:p>
          </table:table-cell>
        </table:table-row>
        <table:table-row table:style-name="ro1">
          <table:table-cell office:value-type="float" office:value="98273" calcext:value-type="float">
            <text:p>98273</text:p>
          </table:table-cell>
          <table:table-cell/>
          <table:table-cell table:formula="of:=[.A12]/100" office:value-type="float" office:value="982.73" calcext:value-type="float">
            <text:p>982.73</text:p>
          </table:table-cell>
          <table:table-cell office:value-type="float" office:value="977.88" calcext:value-type="float">
            <text:p>977.88</text:p>
          </table:table-cell>
          <table:table-cell office:value-type="string" calcext:value-type="string">
            <text:p>Deviation</text:p>
          </table:table-cell>
          <table:table-cell table:formula="of:=STDEV([.C11:.C110])" office:value-type="float" office:value="1.82048274206086" calcext:value-type="float">
            <text:p>1.82048274206086</text:p>
          </table:table-cell>
        </table:table-row>
        <table:table-row table:style-name="ro1">
          <table:table-cell office:value-type="float" office:value="98232" calcext:value-type="float">
            <text:p>98232</text:p>
          </table:table-cell>
          <table:table-cell/>
          <table:table-cell table:formula="of:=[.A13]/100" office:value-type="float" office:value="982.32" calcext:value-type="float">
            <text:p>982.32</text:p>
          </table:table-cell>
          <table:table-cell office:value-type="float" office:value="978.21" calcext:value-type="float">
            <text:p>978.21</text:p>
          </table:table-cell>
          <table:table-cell table:number-columns-repeated="2"/>
        </table:table-row>
        <table:table-row table:style-name="ro1">
          <table:table-cell office:value-type="float" office:value="97738" calcext:value-type="float">
            <text:p>97738</text:p>
          </table:table-cell>
          <table:table-cell/>
          <table:table-cell table:formula="of:=[.A14]/100" office:value-type="float" office:value="977.38" calcext:value-type="float">
            <text:p>977.38</text:p>
          </table:table-cell>
          <table:table-cell office:value-type="float" office:value="978.34" calcext:value-type="float">
            <text:p>978.34</text:p>
          </table:table-cell>
          <table:table-cell table:number-columns-repeated="2"/>
        </table:table-row>
        <table:table-row table:style-name="ro1">
          <table:table-cell office:value-type="float" office:value="98229" calcext:value-type="float">
            <text:p>98229</text:p>
          </table:table-cell>
          <table:table-cell/>
          <table:table-cell table:formula="of:=[.A15]/100" office:value-type="float" office:value="982.29" calcext:value-type="float">
            <text:p>982.29</text:p>
          </table:table-cell>
          <table:table-cell office:value-type="float" office:value="978.42" calcext:value-type="float">
            <text:p>978.42</text:p>
          </table:table-cell>
          <table:table-cell table:number-columns-repeated="2"/>
        </table:table-row>
        <table:table-row table:style-name="ro1">
          <table:table-cell office:value-type="float" office:value="98289" calcext:value-type="float">
            <text:p>98289</text:p>
          </table:table-cell>
          <table:table-cell/>
          <table:table-cell table:formula="of:=[.A16]/100" office:value-type="float" office:value="982.89" calcext:value-type="float">
            <text:p>982.89</text:p>
          </table:table-cell>
          <table:table-cell office:value-type="float" office:value="978.51" calcext:value-type="float">
            <text:p>978.51</text:p>
          </table:table-cell>
          <table:table-cell table:number-columns-repeated="2"/>
        </table:table-row>
        <table:table-row table:style-name="ro1">
          <table:table-cell office:value-type="float" office:value="98182" calcext:value-type="float">
            <text:p>98182</text:p>
          </table:table-cell>
          <table:table-cell/>
          <table:table-cell table:formula="of:=[.A17]/100" office:value-type="float" office:value="981.82" calcext:value-type="float">
            <text:p>981.82</text:p>
          </table:table-cell>
          <table:table-cell office:value-type="float" office:value="978.52" calcext:value-type="float">
            <text:p>978.52</text:p>
          </table:table-cell>
          <table:table-cell table:number-columns-repeated="2"/>
        </table:table-row>
        <table:table-row table:style-name="ro1">
          <table:table-cell office:value-type="float" office:value="98089" calcext:value-type="float">
            <text:p>98089</text:p>
          </table:table-cell>
          <table:table-cell/>
          <table:table-cell table:formula="of:=[.A18]/100" office:value-type="float" office:value="980.89" calcext:value-type="float">
            <text:p>980.89</text:p>
          </table:table-cell>
          <table:table-cell office:value-type="float" office:value="978.55" calcext:value-type="float">
            <text:p>978.55</text:p>
          </table:table-cell>
          <table:table-cell table:number-columns-repeated="2"/>
        </table:table-row>
        <table:table-row table:style-name="ro1">
          <table:table-cell office:value-type="float" office:value="97788" calcext:value-type="float">
            <text:p>97788</text:p>
          </table:table-cell>
          <table:table-cell/>
          <table:table-cell table:formula="of:=[.A19]/100" office:value-type="float" office:value="977.88" calcext:value-type="float">
            <text:p>977.88</text:p>
          </table:table-cell>
          <table:table-cell office:value-type="float" office:value="978.68" calcext:value-type="float">
            <text:p>978.68</text:p>
          </table:table-cell>
          <table:table-cell table:number-columns-repeated="2"/>
        </table:table-row>
        <table:table-row table:style-name="ro1">
          <table:table-cell office:value-type="float" office:value="97950" calcext:value-type="float">
            <text:p>97950</text:p>
          </table:table-cell>
          <table:table-cell/>
          <table:table-cell table:formula="of:=[.A20]/100" office:value-type="float" office:value="979.5" calcext:value-type="float">
            <text:p>979.5</text:p>
          </table:table-cell>
          <table:table-cell office:value-type="float" office:value="978.87" calcext:value-type="float">
            <text:p>978.87</text:p>
          </table:table-cell>
          <table:table-cell table:number-columns-repeated="2"/>
        </table:table-row>
        <table:table-row table:style-name="ro1">
          <table:table-cell office:value-type="float" office:value="97851" calcext:value-type="float">
            <text:p>97851</text:p>
          </table:table-cell>
          <table:table-cell/>
          <table:table-cell table:formula="of:=[.A21]/100" office:value-type="float" office:value="978.51" calcext:value-type="float">
            <text:p>978.51</text:p>
          </table:table-cell>
          <table:table-cell office:value-type="float" office:value="978.91" calcext:value-type="float">
            <text:p>978.91</text:p>
          </table:table-cell>
          <table:table-cell table:number-columns-repeated="2"/>
        </table:table-row>
        <table:table-row table:style-name="ro1">
          <table:table-cell office:value-type="float" office:value="98811" calcext:value-type="float">
            <text:p>98811</text:p>
          </table:table-cell>
          <table:table-cell/>
          <table:table-cell table:formula="of:=[.A22]/100" office:value-type="float" office:value="988.11" calcext:value-type="float">
            <text:p>988.11</text:p>
          </table:table-cell>
          <table:table-cell office:value-type="float" office:value="979.04" calcext:value-type="float">
            <text:p>979.04</text:p>
          </table:table-cell>
          <table:table-cell table:number-columns-repeated="2"/>
        </table:table-row>
        <table:table-row table:style-name="ro1">
          <table:table-cell office:value-type="float" office:value="98034" calcext:value-type="float">
            <text:p>98034</text:p>
          </table:table-cell>
          <table:table-cell/>
          <table:table-cell table:formula="of:=[.A23]/100" office:value-type="float" office:value="980.34" calcext:value-type="float">
            <text:p>980.34</text:p>
          </table:table-cell>
          <table:table-cell office:value-type="float" office:value="979.09" calcext:value-type="float">
            <text:p>979.09</text:p>
          </table:table-cell>
          <table:table-cell table:number-columns-repeated="2"/>
        </table:table-row>
        <table:table-row table:style-name="ro1">
          <table:table-cell office:value-type="float" office:value="98454" calcext:value-type="float">
            <text:p>98454</text:p>
          </table:table-cell>
          <table:table-cell/>
          <table:table-cell table:formula="of:=[.A24]/100" office:value-type="float" office:value="984.54" calcext:value-type="float">
            <text:p>984.54</text:p>
          </table:table-cell>
          <table:table-cell office:value-type="float" office:value="979.27" calcext:value-type="float">
            <text:p>979.27</text:p>
          </table:table-cell>
          <table:table-cell table:number-columns-repeated="2"/>
        </table:table-row>
        <table:table-row table:style-name="ro1">
          <table:table-cell office:value-type="float" office:value="97909" calcext:value-type="float">
            <text:p>97909</text:p>
          </table:table-cell>
          <table:table-cell/>
          <table:table-cell table:formula="of:=[.A25]/100" office:value-type="float" office:value="979.09" calcext:value-type="float">
            <text:p>979.09</text:p>
          </table:table-cell>
          <table:table-cell office:value-type="float" office:value="979.45" calcext:value-type="float">
            <text:p>979.45</text:p>
          </table:table-cell>
          <table:table-cell table:number-columns-repeated="2"/>
        </table:table-row>
        <table:table-row table:style-name="ro1">
          <table:table-cell office:value-type="float" office:value="98201" calcext:value-type="float">
            <text:p>98201</text:p>
          </table:table-cell>
          <table:table-cell/>
          <table:table-cell table:formula="of:=[.A26]/100" office:value-type="float" office:value="982.01" calcext:value-type="float">
            <text:p>982.01</text:p>
          </table:table-cell>
          <table:table-cell office:value-type="float" office:value="979.47" calcext:value-type="float">
            <text:p>979.47</text:p>
          </table:table-cell>
          <table:table-cell table:number-columns-repeated="2"/>
        </table:table-row>
        <table:table-row table:style-name="ro1">
          <table:table-cell office:value-type="float" office:value="97993" calcext:value-type="float">
            <text:p>97993</text:p>
          </table:table-cell>
          <table:table-cell/>
          <table:table-cell table:formula="of:=[.A27]/100" office:value-type="float" office:value="979.93" calcext:value-type="float">
            <text:p>979.93</text:p>
          </table:table-cell>
          <table:table-cell office:value-type="float" office:value="979.5" calcext:value-type="float">
            <text:p>979.5</text:p>
          </table:table-cell>
          <table:table-cell table:number-columns-repeated="2"/>
        </table:table-row>
        <table:table-row table:style-name="ro1">
          <table:table-cell office:value-type="float" office:value="98073" calcext:value-type="float">
            <text:p>98073</text:p>
          </table:table-cell>
          <table:table-cell/>
          <table:table-cell table:formula="of:=[.A28]/100" office:value-type="float" office:value="980.73" calcext:value-type="float">
            <text:p>980.73</text:p>
          </table:table-cell>
          <table:table-cell office:value-type="float" office:value="979.61" calcext:value-type="float">
            <text:p>979.61</text:p>
          </table:table-cell>
          <table:table-cell table:number-columns-repeated="2"/>
        </table:table-row>
        <table:table-row table:style-name="ro1">
          <table:table-cell office:value-type="float" office:value="98302" calcext:value-type="float">
            <text:p>98302</text:p>
          </table:table-cell>
          <table:table-cell/>
          <table:table-cell table:formula="of:=[.A29]/100" office:value-type="float" office:value="983.02" calcext:value-type="float">
            <text:p>983.02</text:p>
          </table:table-cell>
          <table:table-cell office:value-type="float" office:value="979.67" calcext:value-type="float">
            <text:p>979.67</text:p>
          </table:table-cell>
          <table:table-cell table:number-columns-repeated="2"/>
        </table:table-row>
        <table:table-row table:style-name="ro1">
          <table:table-cell office:value-type="float" office:value="98095" calcext:value-type="float">
            <text:p>98095</text:p>
          </table:table-cell>
          <table:table-cell/>
          <table:table-cell table:formula="of:=[.A30]/100" office:value-type="float" office:value="980.95" calcext:value-type="float">
            <text:p>980.95</text:p>
          </table:table-cell>
          <table:table-cell office:value-type="float" office:value="979.71" calcext:value-type="float">
            <text:p>979.71</text:p>
          </table:table-cell>
          <table:table-cell table:number-columns-repeated="2"/>
        </table:table-row>
        <table:table-row table:style-name="ro1">
          <table:table-cell office:value-type="float" office:value="98126" calcext:value-type="float">
            <text:p>98126</text:p>
          </table:table-cell>
          <table:table-cell/>
          <table:table-cell table:formula="of:=[.A31]/100" office:value-type="float" office:value="981.26" calcext:value-type="float">
            <text:p>981.26</text:p>
          </table:table-cell>
          <table:table-cell office:value-type="float" office:value="979.72" calcext:value-type="float">
            <text:p>979.72</text:p>
          </table:table-cell>
          <table:table-cell table:number-columns-repeated="2"/>
        </table:table-row>
        <table:table-row table:style-name="ro1">
          <table:table-cell office:value-type="float" office:value="98158" calcext:value-type="float">
            <text:p>98158</text:p>
          </table:table-cell>
          <table:table-cell/>
          <table:table-cell table:formula="of:=[.A32]/100" office:value-type="float" office:value="981.58" calcext:value-type="float">
            <text:p>981.58</text:p>
          </table:table-cell>
          <table:table-cell office:value-type="float" office:value="979.93" calcext:value-type="float">
            <text:p>979.93</text:p>
          </table:table-cell>
          <table:table-cell table:number-columns-repeated="2"/>
        </table:table-row>
        <table:table-row table:style-name="ro1">
          <table:table-cell office:value-type="float" office:value="97868" calcext:value-type="float">
            <text:p>97868</text:p>
          </table:table-cell>
          <table:table-cell/>
          <table:table-cell table:formula="of:=[.A33]/100" office:value-type="float" office:value="978.68" calcext:value-type="float">
            <text:p>978.68</text:p>
          </table:table-cell>
          <table:table-cell office:value-type="float" office:value="979.93" calcext:value-type="float">
            <text:p>979.93</text:p>
          </table:table-cell>
          <table:table-cell table:number-columns-repeated="2"/>
        </table:table-row>
        <table:table-row table:style-name="ro1">
          <table:table-cell office:value-type="float" office:value="98212" calcext:value-type="float">
            <text:p>98212</text:p>
          </table:table-cell>
          <table:table-cell/>
          <table:table-cell table:formula="of:=[.A34]/100" office:value-type="float" office:value="982.12" calcext:value-type="float">
            <text:p>982.12</text:p>
          </table:table-cell>
          <table:table-cell office:value-type="float" office:value="979.94" calcext:value-type="float">
            <text:p>979.94</text:p>
          </table:table-cell>
          <table:table-cell table:number-columns-repeated="2"/>
        </table:table-row>
        <table:table-row table:style-name="ro1">
          <table:table-cell office:value-type="float" office:value="98203" calcext:value-type="float">
            <text:p>98203</text:p>
          </table:table-cell>
          <table:table-cell/>
          <table:table-cell table:formula="of:=[.A35]/100" office:value-type="float" office:value="982.03" calcext:value-type="float">
            <text:p>982.03</text:p>
          </table:table-cell>
          <table:table-cell office:value-type="float" office:value="980.02" calcext:value-type="float">
            <text:p>980.02</text:p>
          </table:table-cell>
          <table:table-cell table:number-columns-repeated="2"/>
        </table:table-row>
        <table:table-row table:style-name="ro1">
          <table:table-cell office:value-type="float" office:value="98221" calcext:value-type="float">
            <text:p>98221</text:p>
          </table:table-cell>
          <table:table-cell/>
          <table:table-cell table:formula="of:=[.A36]/100" office:value-type="float" office:value="982.21" calcext:value-type="float">
            <text:p>982.21</text:p>
          </table:table-cell>
          <table:table-cell office:value-type="float" office:value="980.07" calcext:value-type="float">
            <text:p>980.07</text:p>
          </table:table-cell>
          <table:table-cell table:number-columns-repeated="2"/>
        </table:table-row>
        <table:table-row table:style-name="ro1">
          <table:table-cell office:value-type="float" office:value="97994" calcext:value-type="float">
            <text:p>97994</text:p>
          </table:table-cell>
          <table:table-cell/>
          <table:table-cell table:formula="of:=[.A37]/100" office:value-type="float" office:value="979.94" calcext:value-type="float">
            <text:p>979.94</text:p>
          </table:table-cell>
          <table:table-cell office:value-type="float" office:value="980.07" calcext:value-type="float">
            <text:p>980.07</text:p>
          </table:table-cell>
          <table:table-cell table:number-columns-repeated="2"/>
        </table:table-row>
        <table:table-row table:style-name="ro1">
          <table:table-cell office:value-type="float" office:value="98212" calcext:value-type="float">
            <text:p>98212</text:p>
          </table:table-cell>
          <table:table-cell/>
          <table:table-cell table:formula="of:=[.A38]/100" office:value-type="float" office:value="982.12" calcext:value-type="float">
            <text:p>982.12</text:p>
          </table:table-cell>
          <table:table-cell office:value-type="float" office:value="980.09" calcext:value-type="float">
            <text:p>980.09</text:p>
          </table:table-cell>
          <table:table-cell table:number-columns-repeated="2"/>
        </table:table-row>
        <table:table-row table:style-name="ro1">
          <table:table-cell office:value-type="float" office:value="98135" calcext:value-type="float">
            <text:p>98135</text:p>
          </table:table-cell>
          <table:table-cell/>
          <table:table-cell table:formula="of:=[.A39]/100" office:value-type="float" office:value="981.35" calcext:value-type="float">
            <text:p>981.35</text:p>
          </table:table-cell>
          <table:table-cell office:value-type="float" office:value="980.11" calcext:value-type="float">
            <text:p>980.11</text:p>
          </table:table-cell>
          <table:table-cell table:number-columns-repeated="2"/>
        </table:table-row>
        <table:table-row table:style-name="ro1">
          <table:table-cell office:value-type="float" office:value="97945" calcext:value-type="float">
            <text:p>97945</text:p>
          </table:table-cell>
          <table:table-cell/>
          <table:table-cell table:formula="of:=[.A40]/100" office:value-type="float" office:value="979.45" calcext:value-type="float">
            <text:p>979.45</text:p>
          </table:table-cell>
          <table:table-cell office:value-type="float" office:value="980.14" calcext:value-type="float">
            <text:p>980.14</text:p>
          </table:table-cell>
          <table:table-cell table:number-columns-repeated="2"/>
        </table:table-row>
        <table:table-row table:style-name="ro1">
          <table:table-cell office:value-type="float" office:value="97961" calcext:value-type="float">
            <text:p>97961</text:p>
          </table:table-cell>
          <table:table-cell/>
          <table:table-cell table:formula="of:=[.A41]/100" office:value-type="float" office:value="979.61" calcext:value-type="float">
            <text:p>979.61</text:p>
          </table:table-cell>
          <table:table-cell office:value-type="float" office:value="980.15" calcext:value-type="float">
            <text:p>980.15</text:p>
          </table:table-cell>
          <table:table-cell table:number-columns-repeated="2"/>
        </table:table-row>
        <table:table-row table:style-name="ro1">
          <table:table-cell office:value-type="float" office:value="98322" calcext:value-type="float">
            <text:p>98322</text:p>
          </table:table-cell>
          <table:table-cell/>
          <table:table-cell table:formula="of:=[.A42]/100" office:value-type="float" office:value="983.22" calcext:value-type="float">
            <text:p>983.22</text:p>
          </table:table-cell>
          <table:table-cell office:value-type="float" office:value="980.17" calcext:value-type="float">
            <text:p>980.17</text:p>
          </table:table-cell>
          <table:table-cell table:number-columns-repeated="2"/>
        </table:table-row>
        <table:table-row table:style-name="ro1">
          <table:table-cell office:value-type="float" office:value="98065" calcext:value-type="float">
            <text:p>98065</text:p>
          </table:table-cell>
          <table:table-cell/>
          <table:table-cell table:formula="of:=[.A43]/100" office:value-type="float" office:value="980.65" calcext:value-type="float">
            <text:p>980.65</text:p>
          </table:table-cell>
          <table:table-cell office:value-type="float" office:value="980.21" calcext:value-type="float">
            <text:p>980.21</text:p>
          </table:table-cell>
          <table:table-cell table:number-columns-repeated="2"/>
        </table:table-row>
        <table:table-row table:style-name="ro1">
          <table:table-cell office:value-type="float" office:value="98409" calcext:value-type="float">
            <text:p>98409</text:p>
          </table:table-cell>
          <table:table-cell/>
          <table:table-cell table:formula="of:=[.A44]/100" office:value-type="float" office:value="984.09" calcext:value-type="float">
            <text:p>984.09</text:p>
          </table:table-cell>
          <table:table-cell office:value-type="float" office:value="980.29" calcext:value-type="float">
            <text:p>980.29</text:p>
          </table:table-cell>
          <table:table-cell table:number-columns-repeated="2"/>
        </table:table-row>
        <table:table-row table:style-name="ro1">
          <table:table-cell office:value-type="float" office:value="97927" calcext:value-type="float">
            <text:p>97927</text:p>
          </table:table-cell>
          <table:table-cell/>
          <table:table-cell table:formula="of:=[.A45]/100" office:value-type="float" office:value="979.27" calcext:value-type="float">
            <text:p>979.27</text:p>
          </table:table-cell>
          <table:table-cell office:value-type="float" office:value="980.34" calcext:value-type="float">
            <text:p>980.34</text:p>
          </table:table-cell>
          <table:table-cell table:number-columns-repeated="2"/>
        </table:table-row>
        <table:table-row table:style-name="ro1">
          <table:table-cell office:value-type="float" office:value="98483" calcext:value-type="float">
            <text:p>98483</text:p>
          </table:table-cell>
          <table:table-cell/>
          <table:table-cell table:formula="of:=[.A46]/100" office:value-type="float" office:value="984.83" calcext:value-type="float">
            <text:p>984.83</text:p>
          </table:table-cell>
          <table:table-cell office:value-type="float" office:value="980.45" calcext:value-type="float">
            <text:p>980.45</text:p>
          </table:table-cell>
          <table:table-cell table:number-columns-repeated="2"/>
        </table:table-row>
        <table:table-row table:style-name="ro1">
          <table:table-cell office:value-type="float" office:value="98200" calcext:value-type="float">
            <text:p>98200</text:p>
          </table:table-cell>
          <table:table-cell/>
          <table:table-cell table:formula="of:=[.A47]/100" office:value-type="float" office:value="982" calcext:value-type="float">
            <text:p>982</text:p>
          </table:table-cell>
          <table:table-cell office:value-type="float" office:value="980.52" calcext:value-type="float">
            <text:p>980.52</text:p>
          </table:table-cell>
          <table:table-cell table:number-columns-repeated="2"/>
        </table:table-row>
        <table:table-row table:style-name="ro1">
          <table:table-cell office:value-type="float" office:value="98002" calcext:value-type="float">
            <text:p>98002</text:p>
          </table:table-cell>
          <table:table-cell/>
          <table:table-cell table:formula="of:=[.A48]/100" office:value-type="float" office:value="980.02" calcext:value-type="float">
            <text:p>980.02</text:p>
          </table:table-cell>
          <table:table-cell office:value-type="float" office:value="980.55" calcext:value-type="float">
            <text:p>980.55</text:p>
          </table:table-cell>
          <table:table-cell table:number-columns-repeated="2"/>
        </table:table-row>
        <table:table-row table:style-name="ro1">
          <table:table-cell office:value-type="float" office:value="98063" calcext:value-type="float">
            <text:p>98063</text:p>
          </table:table-cell>
          <table:table-cell/>
          <table:table-cell table:formula="of:=[.A49]/100" office:value-type="float" office:value="980.63" calcext:value-type="float">
            <text:p>980.63</text:p>
          </table:table-cell>
          <table:table-cell office:value-type="float" office:value="980.55" calcext:value-type="float">
            <text:p>980.55</text:p>
          </table:table-cell>
          <table:table-cell table:number-columns-repeated="2"/>
        </table:table-row>
        <table:table-row table:style-name="ro1">
          <table:table-cell office:value-type="float" office:value="98377" calcext:value-type="float">
            <text:p>98377</text:p>
          </table:table-cell>
          <table:table-cell/>
          <table:table-cell table:formula="of:=[.A50]/100" office:value-type="float" office:value="983.77" calcext:value-type="float">
            <text:p>983.77</text:p>
          </table:table-cell>
          <table:table-cell office:value-type="float" office:value="980.56" calcext:value-type="float">
            <text:p>980.56</text:p>
          </table:table-cell>
          <table:table-cell table:number-columns-repeated="2"/>
        </table:table-row>
        <table:table-row table:style-name="ro1">
          <table:table-cell office:value-type="float" office:value="98101" calcext:value-type="float">
            <text:p>98101</text:p>
          </table:table-cell>
          <table:table-cell/>
          <table:table-cell table:formula="of:=[.A51]/100" office:value-type="float" office:value="981.01" calcext:value-type="float">
            <text:p>981.01</text:p>
          </table:table-cell>
          <table:table-cell office:value-type="float" office:value="980.63" calcext:value-type="float">
            <text:p>980.63</text:p>
          </table:table-cell>
          <table:table-cell table:number-columns-repeated="2"/>
        </table:table-row>
        <table:table-row table:style-name="ro1">
          <table:table-cell office:value-type="float" office:value="98007" calcext:value-type="float">
            <text:p>98007</text:p>
          </table:table-cell>
          <table:table-cell/>
          <table:table-cell table:formula="of:=[.A52]/100" office:value-type="float" office:value="980.07" calcext:value-type="float">
            <text:p>980.07</text:p>
          </table:table-cell>
          <table:table-cell office:value-type="float" office:value="980.65" calcext:value-type="float">
            <text:p>980.65</text:p>
          </table:table-cell>
          <table:table-cell table:number-columns-repeated="2"/>
        </table:table-row>
        <table:table-row table:style-name="ro1">
          <table:table-cell office:value-type="float" office:value="98075" calcext:value-type="float">
            <text:p>98075</text:p>
          </table:table-cell>
          <table:table-cell/>
          <table:table-cell table:formula="of:=[.A53]/100" office:value-type="float" office:value="980.75" calcext:value-type="float">
            <text:p>980.75</text:p>
          </table:table-cell>
          <table:table-cell office:value-type="float" office:value="980.68" calcext:value-type="float">
            <text:p>980.68</text:p>
          </table:table-cell>
          <table:table-cell table:number-columns-repeated="2"/>
        </table:table-row>
        <table:table-row table:style-name="ro1">
          <table:table-cell office:value-type="float" office:value="98152" calcext:value-type="float">
            <text:p>98152</text:p>
          </table:table-cell>
          <table:table-cell/>
          <table:table-cell table:formula="of:=[.A54]/100" office:value-type="float" office:value="981.52" calcext:value-type="float">
            <text:p>981.52</text:p>
          </table:table-cell>
          <table:table-cell office:value-type="float" office:value="980.73" calcext:value-type="float">
            <text:p>980.73</text:p>
          </table:table-cell>
          <table:table-cell table:number-columns-repeated="2"/>
        </table:table-row>
        <table:table-row table:style-name="ro1">
          <table:table-cell office:value-type="float" office:value="98314" calcext:value-type="float">
            <text:p>98314</text:p>
          </table:table-cell>
          <table:table-cell/>
          <table:table-cell table:formula="of:=[.A55]/100" office:value-type="float" office:value="983.14" calcext:value-type="float">
            <text:p>983.14</text:p>
          </table:table-cell>
          <table:table-cell office:value-type="float" office:value="980.74" calcext:value-type="float">
            <text:p>980.74</text:p>
          </table:table-cell>
          <table:table-cell table:number-columns-repeated="2"/>
        </table:table-row>
        <table:table-row table:style-name="ro1">
          <table:table-cell office:value-type="float" office:value="97993" calcext:value-type="float">
            <text:p>97993</text:p>
          </table:table-cell>
          <table:table-cell/>
          <table:table-cell table:formula="of:=[.A56]/100" office:value-type="float" office:value="979.93" calcext:value-type="float">
            <text:p>979.93</text:p>
          </table:table-cell>
          <table:table-cell office:value-type="float" office:value="980.75" calcext:value-type="float">
            <text:p>980.75</text:p>
          </table:table-cell>
          <table:table-cell table:number-columns-repeated="2"/>
        </table:table-row>
        <table:table-row table:style-name="ro1">
          <table:table-cell office:value-type="float" office:value="98017" calcext:value-type="float">
            <text:p>98017</text:p>
          </table:table-cell>
          <table:table-cell/>
          <table:table-cell table:formula="of:=[.A57]/100" office:value-type="float" office:value="980.17" calcext:value-type="float">
            <text:p>980.17</text:p>
          </table:table-cell>
          <table:table-cell office:value-type="float" office:value="980.75" calcext:value-type="float">
            <text:p>980.75</text:p>
          </table:table-cell>
          <table:table-cell table:number-columns-repeated="2"/>
        </table:table-row>
        <table:table-row table:style-name="ro1">
          <table:table-cell office:value-type="float" office:value="97855" calcext:value-type="float">
            <text:p>97855</text:p>
          </table:table-cell>
          <table:table-cell/>
          <table:table-cell table:formula="of:=[.A58]/100" office:value-type="float" office:value="978.55" calcext:value-type="float">
            <text:p>978.55</text:p>
          </table:table-cell>
          <table:table-cell office:value-type="float" office:value="980.77" calcext:value-type="float">
            <text:p>980.77</text:p>
          </table:table-cell>
          <table:table-cell table:number-columns-repeated="2"/>
        </table:table-row>
        <table:table-row table:style-name="ro1">
          <table:table-cell office:value-type="float" office:value="98214" calcext:value-type="float">
            <text:p>98214</text:p>
          </table:table-cell>
          <table:table-cell/>
          <table:table-cell table:formula="of:=[.A59]/100" office:value-type="float" office:value="982.14" calcext:value-type="float">
            <text:p>982.14</text:p>
          </table:table-cell>
          <table:table-cell office:value-type="float" office:value="980.86" calcext:value-type="float">
            <text:p>980.86</text:p>
          </table:table-cell>
          <table:table-cell table:number-columns-repeated="2"/>
        </table:table-row>
        <table:table-row table:style-name="ro1">
          <table:table-cell office:value-type="float" office:value="97967" calcext:value-type="float">
            <text:p>97967</text:p>
          </table:table-cell>
          <table:table-cell/>
          <table:table-cell table:formula="of:=[.A60]/100" office:value-type="float" office:value="979.67" calcext:value-type="float">
            <text:p>979.67</text:p>
          </table:table-cell>
          <table:table-cell office:value-type="float" office:value="980.89" calcext:value-type="float">
            <text:p>980.89</text:p>
          </table:table-cell>
          <table:table-cell table:number-columns-repeated="2"/>
        </table:table-row>
        <table:table-row table:style-name="ro1">
          <table:table-cell office:value-type="float" office:value="98303" calcext:value-type="float">
            <text:p>98303</text:p>
          </table:table-cell>
          <table:table-cell/>
          <table:table-cell table:formula="of:=[.A61]/100" office:value-type="float" office:value="983.03" calcext:value-type="float">
            <text:p>983.03</text:p>
          </table:table-cell>
          <table:table-cell office:value-type="float" office:value="980.91" calcext:value-type="float">
            <text:p>980.91</text:p>
          </table:table-cell>
          <table:table-cell table:number-columns-repeated="2"/>
        </table:table-row>
        <table:table-row table:style-name="ro1">
          <table:table-cell office:value-type="float" office:value="98007" calcext:value-type="float">
            <text:p>98007</text:p>
          </table:table-cell>
          <table:table-cell/>
          <table:table-cell table:formula="of:=[.A62]/100" office:value-type="float" office:value="980.07" calcext:value-type="float">
            <text:p>980.07</text:p>
          </table:table-cell>
          <table:table-cell office:value-type="float" office:value="980.95" calcext:value-type="float">
            <text:p>980.95</text:p>
          </table:table-cell>
          <table:table-cell table:number-columns-repeated="2"/>
        </table:table-row>
        <table:table-row table:style-name="ro1">
          <table:table-cell office:value-type="float" office:value="97887" calcext:value-type="float">
            <text:p>97887</text:p>
          </table:table-cell>
          <table:table-cell/>
          <table:table-cell table:formula="of:=[.A63]/100" office:value-type="float" office:value="978.87" calcext:value-type="float">
            <text:p>978.87</text:p>
          </table:table-cell>
          <table:table-cell office:value-type="float" office:value="981.01" calcext:value-type="float">
            <text:p>981.01</text:p>
          </table:table-cell>
          <table:table-cell table:number-columns-repeated="2"/>
        </table:table-row>
        <table:table-row table:style-name="ro1">
          <table:table-cell office:value-type="float" office:value="98127" calcext:value-type="float">
            <text:p>98127</text:p>
          </table:table-cell>
          <table:table-cell/>
          <table:table-cell table:formula="of:=[.A64]/100" office:value-type="float" office:value="981.27" calcext:value-type="float">
            <text:p>981.27</text:p>
          </table:table-cell>
          <table:table-cell office:value-type="float" office:value="981.12" calcext:value-type="float">
            <text:p>981.12</text:p>
          </table:table-cell>
          <table:table-cell table:number-columns-repeated="2"/>
        </table:table-row>
        <table:table-row table:style-name="ro1">
          <table:table-cell office:value-type="float" office:value="97842" calcext:value-type="float">
            <text:p>97842</text:p>
          </table:table-cell>
          <table:table-cell/>
          <table:table-cell table:formula="of:=[.A65]/100" office:value-type="float" office:value="978.42" calcext:value-type="float">
            <text:p>978.42</text:p>
          </table:table-cell>
          <table:table-cell office:value-type="float" office:value="981.26" calcext:value-type="float">
            <text:p>981.26</text:p>
          </table:table-cell>
          <table:table-cell table:number-columns-repeated="2"/>
        </table:table-row>
        <table:table-row table:style-name="ro1">
          <table:table-cell office:value-type="float" office:value="97947" calcext:value-type="float">
            <text:p>97947</text:p>
          </table:table-cell>
          <table:table-cell/>
          <table:table-cell table:formula="of:=[.A66]/100" office:value-type="float" office:value="979.47" calcext:value-type="float">
            <text:p>979.47</text:p>
          </table:table-cell>
          <table:table-cell office:value-type="float" office:value="981.27" calcext:value-type="float">
            <text:p>981.27</text:p>
          </table:table-cell>
          <table:table-cell table:number-columns-repeated="2"/>
        </table:table-row>
        <table:table-row table:style-name="ro1">
          <table:table-cell office:value-type="float" office:value="98014" calcext:value-type="float">
            <text:p>98014</text:p>
          </table:table-cell>
          <table:table-cell/>
          <table:table-cell table:formula="of:=[.A67]/100" office:value-type="float" office:value="980.14" calcext:value-type="float">
            <text:p>980.14</text:p>
          </table:table-cell>
          <table:table-cell office:value-type="float" office:value="981.33" calcext:value-type="float">
            <text:p>981.33</text:p>
          </table:table-cell>
          <table:table-cell table:number-columns-repeated="2"/>
        </table:table-row>
        <table:table-row table:style-name="ro1">
          <table:table-cell office:value-type="float" office:value="98068" calcext:value-type="float">
            <text:p>98068</text:p>
          </table:table-cell>
          <table:table-cell/>
          <table:table-cell table:formula="of:=[.A68]/100" office:value-type="float" office:value="980.68" calcext:value-type="float">
            <text:p>980.68</text:p>
          </table:table-cell>
          <table:table-cell office:value-type="float" office:value="981.35" calcext:value-type="float">
            <text:p>981.35</text:p>
          </table:table-cell>
          <table:table-cell table:number-columns-repeated="2"/>
        </table:table-row>
        <table:table-row table:style-name="ro1">
          <table:table-cell office:value-type="float" office:value="98055" calcext:value-type="float">
            <text:p>98055</text:p>
          </table:table-cell>
          <table:table-cell/>
          <table:table-cell table:formula="of:=[.A69]/100" office:value-type="float" office:value="980.55" calcext:value-type="float">
            <text:p>980.55</text:p>
          </table:table-cell>
          <table:table-cell office:value-type="float" office:value="981.42" calcext:value-type="float">
            <text:p>981.42</text:p>
          </table:table-cell>
          <table:table-cell table:number-columns-repeated="2"/>
        </table:table-row>
        <table:table-row table:style-name="ro1">
          <table:table-cell office:value-type="float" office:value="98075" calcext:value-type="float">
            <text:p>98075</text:p>
          </table:table-cell>
          <table:table-cell/>
          <table:table-cell table:formula="of:=[.A70]/100" office:value-type="float" office:value="980.75" calcext:value-type="float">
            <text:p>980.75</text:p>
          </table:table-cell>
          <table:table-cell office:value-type="float" office:value="981.52" calcext:value-type="float">
            <text:p>981.52</text:p>
          </table:table-cell>
          <table:table-cell table:number-columns-repeated="2"/>
        </table:table-row>
        <table:table-row table:style-name="ro1">
          <table:table-cell office:value-type="float" office:value="97971" calcext:value-type="float">
            <text:p>97971</text:p>
          </table:table-cell>
          <table:table-cell/>
          <table:table-cell table:formula="of:=[.A71]/100" office:value-type="float" office:value="979.71" calcext:value-type="float">
            <text:p>979.71</text:p>
          </table:table-cell>
          <table:table-cell office:value-type="float" office:value="981.55" calcext:value-type="float">
            <text:p>981.55</text:p>
          </table:table-cell>
          <table:table-cell table:number-columns-repeated="2"/>
        </table:table-row>
        <table:table-row table:style-name="ro1">
          <table:table-cell office:value-type="float" office:value="98472" calcext:value-type="float">
            <text:p>98472</text:p>
          </table:table-cell>
          <table:table-cell/>
          <table:table-cell table:formula="of:=[.A72]/100" office:value-type="float" office:value="984.72" calcext:value-type="float">
            <text:p>984.72</text:p>
          </table:table-cell>
          <table:table-cell office:value-type="float" office:value="981.57" calcext:value-type="float">
            <text:p>981.57</text:p>
          </table:table-cell>
          <table:table-cell table:number-columns-repeated="2"/>
        </table:table-row>
        <table:table-row table:style-name="ro1">
          <table:table-cell office:value-type="float" office:value="98420" calcext:value-type="float">
            <text:p>98420</text:p>
          </table:table-cell>
          <table:table-cell/>
          <table:table-cell table:formula="of:=[.A73]/100" office:value-type="float" office:value="984.2" calcext:value-type="float">
            <text:p>984.2</text:p>
          </table:table-cell>
          <table:table-cell office:value-type="float" office:value="981.58" calcext:value-type="float">
            <text:p>981.58</text:p>
          </table:table-cell>
          <table:table-cell table:number-columns-repeated="2"/>
        </table:table-row>
        <table:table-row table:style-name="ro1">
          <table:table-cell office:value-type="float" office:value="97904" calcext:value-type="float">
            <text:p>97904</text:p>
          </table:table-cell>
          <table:table-cell/>
          <table:table-cell table:formula="of:=[.A74]/100" office:value-type="float" office:value="979.04" calcext:value-type="float">
            <text:p>979.04</text:p>
          </table:table-cell>
          <table:table-cell office:value-type="float" office:value="981.82" calcext:value-type="float">
            <text:p>981.82</text:p>
          </table:table-cell>
          <table:table-cell table:number-columns-repeated="2"/>
        </table:table-row>
        <table:table-row table:style-name="ro1">
          <table:table-cell office:value-type="float" office:value="98227" calcext:value-type="float">
            <text:p>98227</text:p>
          </table:table-cell>
          <table:table-cell/>
          <table:table-cell table:formula="of:=[.A75]/100" office:value-type="float" office:value="982.27" calcext:value-type="float">
            <text:p>982.27</text:p>
          </table:table-cell>
          <table:table-cell office:value-type="float" office:value="981.82" calcext:value-type="float">
            <text:p>981.82</text:p>
          </table:table-cell>
          <table:table-cell table:number-columns-repeated="2"/>
        </table:table-row>
        <table:table-row table:style-name="ro1">
          <table:table-cell office:value-type="float" office:value="98112" calcext:value-type="float">
            <text:p>98112</text:p>
          </table:table-cell>
          <table:table-cell/>
          <table:table-cell table:formula="of:=[.A76]/100" office:value-type="float" office:value="981.12" calcext:value-type="float">
            <text:p>981.12</text:p>
          </table:table-cell>
          <table:table-cell office:value-type="float" office:value="981.94" calcext:value-type="float">
            <text:p>981.94</text:p>
          </table:table-cell>
          <table:table-cell table:number-columns-repeated="2"/>
        </table:table-row>
        <table:table-row table:style-name="ro1">
          <table:table-cell office:value-type="float" office:value="98329" calcext:value-type="float">
            <text:p>98329</text:p>
          </table:table-cell>
          <table:table-cell/>
          <table:table-cell table:formula="of:=[.A77]/100" office:value-type="float" office:value="983.29" calcext:value-type="float">
            <text:p>983.29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float" office:value="97834" calcext:value-type="float">
            <text:p>97834</text:p>
          </table:table-cell>
          <table:table-cell/>
          <table:table-cell table:formula="of:=[.A78]/100" office:value-type="float" office:value="978.34" calcext:value-type="float">
            <text:p>978.34</text:p>
          </table:table-cell>
          <table:table-cell office:value-type="float" office:value="982.01" calcext:value-type="float">
            <text:p>982.01</text:p>
          </table:table-cell>
          <table:table-cell table:number-columns-repeated="2"/>
        </table:table-row>
        <table:table-row table:style-name="ro1">
          <table:table-cell office:value-type="float" office:value="98194" calcext:value-type="float">
            <text:p>98194</text:p>
          </table:table-cell>
          <table:table-cell/>
          <table:table-cell table:formula="of:=[.A79]/100" office:value-type="float" office:value="981.94" calcext:value-type="float">
            <text:p>981.94</text:p>
          </table:table-cell>
          <table:table-cell office:value-type="float" office:value="982.02" calcext:value-type="float">
            <text:p>982.02</text:p>
          </table:table-cell>
          <table:table-cell table:number-columns-repeated="2"/>
        </table:table-row>
        <table:table-row table:style-name="ro1">
          <table:table-cell office:value-type="float" office:value="98052" calcext:value-type="float">
            <text:p>98052</text:p>
          </table:table-cell>
          <table:table-cell/>
          <table:table-cell table:formula="of:=[.A80]/100" office:value-type="float" office:value="980.52" calcext:value-type="float">
            <text:p>980.52</text:p>
          </table:table-cell>
          <table:table-cell office:value-type="float" office:value="982.03" calcext:value-type="float">
            <text:p>982.03</text:p>
          </table:table-cell>
          <table:table-cell table:number-columns-repeated="2"/>
        </table:table-row>
        <table:table-row table:style-name="ro1">
          <table:table-cell office:value-type="float" office:value="98272" calcext:value-type="float">
            <text:p>98272</text:p>
          </table:table-cell>
          <table:table-cell/>
          <table:table-cell table:formula="of:=[.A81]/100" office:value-type="float" office:value="982.72" calcext:value-type="float">
            <text:p>982.72</text:p>
          </table:table-cell>
          <table:table-cell office:value-type="float" office:value="982.12" calcext:value-type="float">
            <text:p>982.12</text:p>
          </table:table-cell>
          <table:table-cell table:number-columns-repeated="2"/>
        </table:table-row>
        <table:table-row table:style-name="ro1">
          <table:table-cell office:value-type="float" office:value="98009" calcext:value-type="float">
            <text:p>98009</text:p>
          </table:table-cell>
          <table:table-cell/>
          <table:table-cell table:formula="of:=[.A82]/100" office:value-type="float" office:value="980.09" calcext:value-type="float">
            <text:p>980.09</text:p>
          </table:table-cell>
          <table:table-cell office:value-type="float" office:value="982.12" calcext:value-type="float">
            <text:p>982.12</text:p>
          </table:table-cell>
          <table:table-cell table:number-columns-repeated="2"/>
        </table:table-row>
        <table:table-row table:style-name="ro1">
          <table:table-cell office:value-type="float" office:value="98274" calcext:value-type="float">
            <text:p>98274</text:p>
          </table:table-cell>
          <table:table-cell/>
          <table:table-cell table:formula="of:=[.A83]/100" office:value-type="float" office:value="982.74" calcext:value-type="float">
            <text:p>982.74</text:p>
          </table:table-cell>
          <table:table-cell office:value-type="float" office:value="982.14" calcext:value-type="float">
            <text:p>982.14</text:p>
          </table:table-cell>
          <table:table-cell table:number-columns-repeated="2"/>
        </table:table-row>
        <table:table-row table:style-name="ro1">
          <table:table-cell office:value-type="float" office:value="97852" calcext:value-type="float">
            <text:p>97852</text:p>
          </table:table-cell>
          <table:table-cell/>
          <table:table-cell table:formula="of:=[.A84]/100" office:value-type="float" office:value="978.52" calcext:value-type="float">
            <text:p>978.52</text:p>
          </table:table-cell>
          <table:table-cell office:value-type="float" office:value="982.21" calcext:value-type="float">
            <text:p>982.21</text:p>
          </table:table-cell>
          <table:table-cell table:number-columns-repeated="2"/>
        </table:table-row>
        <table:table-row table:style-name="ro1">
          <table:table-cell office:value-type="float" office:value="97972" calcext:value-type="float">
            <text:p>97972</text:p>
          </table:table-cell>
          <table:table-cell/>
          <table:table-cell table:formula="of:=[.A85]/100" office:value-type="float" office:value="979.72" calcext:value-type="float">
            <text:p>979.72</text:p>
          </table:table-cell>
          <table:table-cell office:value-type="float" office:value="982.27" calcext:value-type="float">
            <text:p>982.27</text:p>
          </table:table-cell>
          <table:table-cell table:number-columns-repeated="2"/>
        </table:table-row>
        <table:table-row table:style-name="ro1">
          <table:table-cell office:value-type="float" office:value="98284" calcext:value-type="float">
            <text:p>98284</text:p>
          </table:table-cell>
          <table:table-cell/>
          <table:table-cell table:formula="of:=[.A86]/100" office:value-type="float" office:value="982.84" calcext:value-type="float">
            <text:p>982.84</text:p>
          </table:table-cell>
          <table:table-cell office:value-type="float" office:value="982.29" calcext:value-type="float">
            <text:p>982.29</text:p>
          </table:table-cell>
          <table:table-cell table:number-columns-repeated="2"/>
        </table:table-row>
        <table:table-row table:style-name="ro1">
          <table:table-cell office:value-type="float" office:value="98455" calcext:value-type="float">
            <text:p>98455</text:p>
          </table:table-cell>
          <table:table-cell/>
          <table:table-cell table:formula="of:=[.A87]/100" office:value-type="float" office:value="984.55" calcext:value-type="float">
            <text:p>984.55</text:p>
          </table:table-cell>
          <table:table-cell office:value-type="float" office:value="982.32" calcext:value-type="float">
            <text:p>982.32</text:p>
          </table:table-cell>
          <table:table-cell table:number-columns-repeated="2"/>
        </table:table-row>
        <table:table-row table:style-name="ro1">
          <table:table-cell office:value-type="float" office:value="98133" calcext:value-type="float">
            <text:p>98133</text:p>
          </table:table-cell>
          <table:table-cell/>
          <table:table-cell table:formula="of:=[.A88]/100" office:value-type="float" office:value="981.33" calcext:value-type="float">
            <text:p>981.33</text:p>
          </table:table-cell>
          <table:table-cell office:value-type="float" office:value="982.62" calcext:value-type="float">
            <text:p>982.62</text:p>
          </table:table-cell>
          <table:table-cell table:number-columns-repeated="2"/>
        </table:table-row>
        <table:table-row table:style-name="ro1">
          <table:table-cell office:value-type="float" office:value="98091" calcext:value-type="float">
            <text:p>98091</text:p>
          </table:table-cell>
          <table:table-cell/>
          <table:table-cell table:formula="of:=[.A89]/100" office:value-type="float" office:value="980.91" calcext:value-type="float">
            <text:p>980.91</text:p>
          </table:table-cell>
          <table:table-cell office:value-type="float" office:value="982.68" calcext:value-type="float">
            <text:p>982.68</text:p>
          </table:table-cell>
          <table:table-cell table:number-columns-repeated="2"/>
        </table:table-row>
        <table:table-row table:style-name="ro1">
          <table:table-cell office:value-type="float" office:value="98142" calcext:value-type="float">
            <text:p>98142</text:p>
          </table:table-cell>
          <table:table-cell/>
          <table:table-cell table:formula="of:=[.A90]/100" office:value-type="float" office:value="981.42" calcext:value-type="float">
            <text:p>981.42</text:p>
          </table:table-cell>
          <table:table-cell office:value-type="float" office:value="982.72" calcext:value-type="float">
            <text:p>982.72</text:p>
          </table:table-cell>
          <table:table-cell table:number-columns-repeated="2"/>
        </table:table-row>
        <table:table-row table:style-name="ro1">
          <table:table-cell office:value-type="float" office:value="98338" calcext:value-type="float">
            <text:p>98338</text:p>
          </table:table-cell>
          <table:table-cell/>
          <table:table-cell table:formula="of:=[.A91]/100" office:value-type="float" office:value="983.38" calcext:value-type="float">
            <text:p>983.38</text:p>
          </table:table-cell>
          <table:table-cell office:value-type="float" office:value="982.73" calcext:value-type="float">
            <text:p>982.73</text:p>
          </table:table-cell>
          <table:table-cell table:number-columns-repeated="2"/>
        </table:table-row>
        <table:table-row table:style-name="ro1">
          <table:table-cell office:value-type="float" office:value="98155" calcext:value-type="float">
            <text:p>98155</text:p>
          </table:table-cell>
          <table:table-cell/>
          <table:table-cell table:formula="of:=[.A92]/100" office:value-type="float" office:value="981.55" calcext:value-type="float">
            <text:p>981.55</text:p>
          </table:table-cell>
          <table:table-cell office:value-type="float" office:value="982.74" calcext:value-type="float">
            <text:p>982.74</text:p>
          </table:table-cell>
          <table:table-cell table:number-columns-repeated="2"/>
        </table:table-row>
        <table:table-row table:style-name="ro1">
          <table:table-cell office:value-type="float" office:value="98021" calcext:value-type="float">
            <text:p>98021</text:p>
          </table:table-cell>
          <table:table-cell/>
          <table:table-cell table:formula="of:=[.A93]/100" office:value-type="float" office:value="980.21" calcext:value-type="float">
            <text:p>980.21</text:p>
          </table:table-cell>
          <table:table-cell office:value-type="float" office:value="982.84" calcext:value-type="float">
            <text:p>982.84</text:p>
          </table:table-cell>
          <table:table-cell table:number-columns-repeated="2"/>
        </table:table-row>
        <table:table-row table:style-name="ro1">
          <table:table-cell office:value-type="float" office:value="98056" calcext:value-type="float">
            <text:p>98056</text:p>
          </table:table-cell>
          <table:table-cell/>
          <table:table-cell table:formula="of:=[.A94]/100" office:value-type="float" office:value="980.56" calcext:value-type="float">
            <text:p>980.56</text:p>
          </table:table-cell>
          <table:table-cell office:value-type="float" office:value="982.89" calcext:value-type="float">
            <text:p>982.89</text:p>
          </table:table-cell>
          <table:table-cell table:number-columns-repeated="2"/>
        </table:table-row>
        <table:table-row table:style-name="ro1">
          <table:table-cell office:value-type="float" office:value="98202" calcext:value-type="float">
            <text:p>98202</text:p>
          </table:table-cell>
          <table:table-cell/>
          <table:table-cell table:formula="of:=[.A95]/100" office:value-type="float" office:value="982.02" calcext:value-type="float">
            <text:p>982.02</text:p>
          </table:table-cell>
          <table:table-cell office:value-type="float" office:value="982.95" calcext:value-type="float">
            <text:p>982.95</text:p>
          </table:table-cell>
          <table:table-cell table:number-columns-repeated="2"/>
        </table:table-row>
        <table:table-row table:style-name="ro1">
          <table:table-cell office:value-type="float" office:value="98029" calcext:value-type="float">
            <text:p>98029</text:p>
          </table:table-cell>
          <table:table-cell/>
          <table:table-cell table:formula="of:=[.A96]/100" office:value-type="float" office:value="980.29" calcext:value-type="float">
            <text:p>980.29</text:p>
          </table:table-cell>
          <table:table-cell office:value-type="float" office:value="983.02" calcext:value-type="float">
            <text:p>983.02</text:p>
          </table:table-cell>
          <table:table-cell table:number-columns-repeated="2"/>
        </table:table-row>
        <table:table-row table:style-name="ro1">
          <table:table-cell office:value-type="float" office:value="98182" calcext:value-type="float">
            <text:p>98182</text:p>
          </table:table-cell>
          <table:table-cell/>
          <table:table-cell table:formula="of:=[.A97]/100" office:value-type="float" office:value="981.82" calcext:value-type="float">
            <text:p>981.82</text:p>
          </table:table-cell>
          <table:table-cell office:value-type="float" office:value="983.03" calcext:value-type="float">
            <text:p>983.03</text:p>
          </table:table-cell>
          <table:table-cell table:number-columns-repeated="2"/>
        </table:table-row>
        <table:table-row table:style-name="ro1">
          <table:table-cell office:value-type="float" office:value="98015" calcext:value-type="float">
            <text:p>98015</text:p>
          </table:table-cell>
          <table:table-cell/>
          <table:table-cell table:formula="of:=[.A98]/100" office:value-type="float" office:value="980.15" calcext:value-type="float">
            <text:p>980.15</text:p>
          </table:table-cell>
          <table:table-cell office:value-type="float" office:value="983.14" calcext:value-type="float">
            <text:p>983.14</text:p>
          </table:table-cell>
          <table:table-cell table:number-columns-repeated="2"/>
        </table:table-row>
        <table:table-row table:style-name="ro1">
          <table:table-cell office:value-type="float" office:value="98268" calcext:value-type="float">
            <text:p>98268</text:p>
          </table:table-cell>
          <table:table-cell/>
          <table:table-cell table:formula="of:=[.A99]/100" office:value-type="float" office:value="982.68" calcext:value-type="float">
            <text:p>982.68</text:p>
          </table:table-cell>
          <table:table-cell office:value-type="float" office:value="983.22" calcext:value-type="float">
            <text:p>983.22</text:p>
          </table:table-cell>
          <table:table-cell table:number-columns-repeated="2"/>
        </table:table-row>
        <table:table-row table:style-name="ro1">
          <table:table-cell office:value-type="float" office:value="98074" calcext:value-type="float">
            <text:p>98074</text:p>
          </table:table-cell>
          <table:table-cell/>
          <table:table-cell table:formula="of:=[.A100]/100" office:value-type="float" office:value="980.74" calcext:value-type="float">
            <text:p>980.74</text:p>
          </table:table-cell>
          <table:table-cell office:value-type="float" office:value="983.29" calcext:value-type="float">
            <text:p>983.29</text:p>
          </table:table-cell>
          <table:table-cell table:number-columns-repeated="2"/>
        </table:table-row>
        <table:table-row table:style-name="ro1">
          <table:table-cell office:value-type="float" office:value="98077" calcext:value-type="float">
            <text:p>98077</text:p>
          </table:table-cell>
          <table:table-cell/>
          <table:table-cell table:formula="of:=[.A101]/100" office:value-type="float" office:value="980.77" calcext:value-type="float">
            <text:p>980.77</text:p>
          </table:table-cell>
          <table:table-cell office:value-type="float" office:value="983.38" calcext:value-type="float">
            <text:p>983.38</text:p>
          </table:table-cell>
          <table:table-cell table:number-columns-repeated="2"/>
        </table:table-row>
        <table:table-row table:style-name="ro1">
          <table:table-cell office:value-type="float" office:value="98055" calcext:value-type="float">
            <text:p>98055</text:p>
          </table:table-cell>
          <table:table-cell/>
          <table:table-cell table:formula="of:=[.A102]/100" office:value-type="float" office:value="980.55" calcext:value-type="float">
            <text:p>980.55</text:p>
          </table:table-cell>
          <table:table-cell office:value-type="float" office:value="983.62" calcext:value-type="float">
            <text:p>983.62</text:p>
          </table:table-cell>
          <table:table-cell table:number-columns-repeated="2"/>
        </table:table-row>
        <table:table-row table:style-name="ro1">
          <table:table-cell office:value-type="float" office:value="98461" calcext:value-type="float">
            <text:p>98461</text:p>
          </table:table-cell>
          <table:table-cell/>
          <table:table-cell table:formula="of:=[.A103]/100" office:value-type="float" office:value="984.61" calcext:value-type="float">
            <text:p>984.61</text:p>
          </table:table-cell>
          <table:table-cell office:value-type="float" office:value="983.77" calcext:value-type="float">
            <text:p>983.77</text:p>
          </table:table-cell>
          <table:table-cell table:number-columns-repeated="2"/>
        </table:table-row>
        <table:table-row table:style-name="ro1">
          <table:table-cell office:value-type="float" office:value="98295" calcext:value-type="float">
            <text:p>98295</text:p>
          </table:table-cell>
          <table:table-cell/>
          <table:table-cell table:formula="of:=[.A104]/100" office:value-type="float" office:value="982.95" calcext:value-type="float">
            <text:p>982.95</text:p>
          </table:table-cell>
          <table:table-cell office:value-type="float" office:value="984.09" calcext:value-type="float">
            <text:p>984.09</text:p>
          </table:table-cell>
          <table:table-cell table:number-columns-repeated="2"/>
        </table:table-row>
        <table:table-row table:style-name="ro1">
          <table:table-cell office:value-type="float" office:value="98262" calcext:value-type="float">
            <text:p>98262</text:p>
          </table:table-cell>
          <table:table-cell/>
          <table:table-cell table:formula="of:=[.A105]/100" office:value-type="float" office:value="982.62" calcext:value-type="float">
            <text:p>982.62</text:p>
          </table:table-cell>
          <table:table-cell office:value-type="float" office:value="984.2" calcext:value-type="float">
            <text:p>984.2</text:p>
          </table:table-cell>
          <table:table-cell table:number-columns-repeated="2"/>
        </table:table-row>
        <table:table-row table:style-name="ro1">
          <table:table-cell office:value-type="float" office:value="97891" calcext:value-type="float">
            <text:p>97891</text:p>
          </table:table-cell>
          <table:table-cell/>
          <table:table-cell table:formula="of:=[.A106]/100" office:value-type="float" office:value="978.91" calcext:value-type="float">
            <text:p>978.91</text:p>
          </table:table-cell>
          <table:table-cell office:value-type="float" office:value="984.54" calcext:value-type="float">
            <text:p>984.54</text:p>
          </table:table-cell>
          <table:table-cell table:number-columns-repeated="2"/>
        </table:table-row>
        <table:table-row table:style-name="ro1">
          <table:table-cell office:value-type="float" office:value="97821" calcext:value-type="float">
            <text:p>97821</text:p>
          </table:table-cell>
          <table:table-cell/>
          <table:table-cell table:formula="of:=[.A107]/100" office:value-type="float" office:value="978.21" calcext:value-type="float">
            <text:p>978.21</text:p>
          </table:table-cell>
          <table:table-cell office:value-type="float" office:value="984.55" calcext:value-type="float">
            <text:p>984.55</text:p>
          </table:table-cell>
          <table:table-cell table:number-columns-repeated="2"/>
        </table:table-row>
        <table:table-row table:style-name="ro1">
          <table:table-cell office:value-type="float" office:value="98045" calcext:value-type="float">
            <text:p>98045</text:p>
          </table:table-cell>
          <table:table-cell/>
          <table:table-cell table:formula="of:=[.A108]/100" office:value-type="float" office:value="980.45" calcext:value-type="float">
            <text:p>980.45</text:p>
          </table:table-cell>
          <table:table-cell office:value-type="float" office:value="984.61" calcext:value-type="float">
            <text:p>984.61</text:p>
          </table:table-cell>
          <table:table-cell table:number-columns-repeated="2"/>
        </table:table-row>
        <table:table-row table:style-name="ro1">
          <table:table-cell office:value-type="float" office:value="98086" calcext:value-type="float">
            <text:p>98086</text:p>
          </table:table-cell>
          <table:table-cell/>
          <table:table-cell table:formula="of:=[.A109]/100" office:value-type="float" office:value="980.86" calcext:value-type="float">
            <text:p>980.86</text:p>
          </table:table-cell>
          <table:table-cell office:value-type="float" office:value="984.72" calcext:value-type="float">
            <text:p>984.72</text:p>
          </table:table-cell>
          <table:table-cell table:number-columns-repeated="2"/>
        </table:table-row>
        <table:table-row table:style-name="ro1">
          <table:table-cell office:value-type="float" office:value="98011" calcext:value-type="float">
            <text:p>98011</text:p>
          </table:table-cell>
          <table:table-cell/>
          <table:table-cell table:formula="of:=[.A110]/100" office:value-type="float" office:value="980.11" calcext:value-type="float">
            <text:p>980.11</text:p>
          </table:table-cell>
          <table:table-cell office:value-type="float" office:value="984.83" calcext:value-type="float">
            <text:p>984.83</text:p>
          </table:table-cell>
          <table:table-cell table:number-columns-repeated="2"/>
        </table:table-row>
        <table:table-row table:style-name="ro1">
          <table:table-cell office:value-type="float" office:value="98362" calcext:value-type="float">
            <text:p>98362</text:p>
          </table:table-cell>
          <table:table-cell/>
          <table:table-cell table:formula="of:=[.A111]/100" office:value-type="float" office:value="983.62" calcext:value-type="float">
            <text:p>983.62</text:p>
          </table:table-cell>
          <table:table-cell office:value-type="float" office:value="988.11" calcext:value-type="float">
            <text:p>988.1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D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7:06:41.2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14:53:56.523000000</meta:creation-date>
    <dc:date>2023-11-28T15:48:19.654000000</dc:date>
    <meta:editing-duration>PT23M</meta:editing-duration>
    <meta:editing-cycles>6</meta:editing-cycles>
    <meta:generator>LibreOffice/7.2.4.1$Windows_X86_64 LibreOffice_project/27d75539669ac387bb498e35313b970b7fe9c4f9</meta:generator>
    <meta:document-statistic meta:table-count="1" meta:cell-count="30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93cm" svg:y="4.205cm" style:legend-expansion="high" chart:style-name="ch2"/>
        <chart:plot-area chart:style-name="ch3" table:cell-range-address="Sheet1.C11:Sheet1.C111" svg:x="0.32cm" svg:y="0.18cm" svg:width="13.053cm" svg:height="8.64cm">
          <chart:coordinate-region svg:x="1.153cm" svg:y="0.283cm" svg:width="12.082cm" svg:height="7.5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11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1.57">
                <text:p>981.57</text:p>
                <draw:g>
                  <svg:desc>Sheet1.C11:Sheet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7.38">
                <text:p>977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2.89">
                <text:p>982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7.88">
                <text:p>977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9.5">
                <text:p>97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.51">
                <text:p>978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8.11">
                <text:p>988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0.34">
                <text:p>98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.09">
                <text:p>979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9.93">
                <text:p>979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0.95">
                <text:p>98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1.26">
                <text:p>981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8.68">
                <text:p>978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2.12">
                <text:p>982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2.03">
                <text:p>982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2.21">
                <text:p>982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2.12">
                <text:p>982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9.45">
                <text:p>979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9.61">
                <text:p>979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22">
                <text:p>983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0.65">
                <text:p>980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9.27">
                <text:p>979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4.83">
                <text:p>984.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0.02">
                <text:p>98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0.63">
                <text:p>980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9.93">
                <text:p>979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0.17">
                <text:p>980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8.55">
                <text:p>978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9.67">
                <text:p>979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8.87">
                <text:p>978.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1.27">
                <text:p>981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8.42">
                <text:p>978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9.47">
                <text:p>979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0.14">
                <text:p>980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0.55">
                <text:p>980.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9.71">
                <text:p>979.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4.72">
                <text:p>984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9.04">
                <text:p>979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1.12">
                <text:p>981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8.34">
                <text:p>978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0.52">
                <text:p>980.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2.72">
                <text:p>982.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0.09">
                <text:p>980.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2.74">
                <text:p>982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8.52">
                <text:p>978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9.72">
                <text:p>979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2.84">
                <text:p>982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1.42">
                <text:p>981.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.21">
                <text:p>980.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0.56">
                <text:p>980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0.29">
                <text:p>980.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0.15">
                <text:p>98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0.55">
                <text:p>980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2.62">
                <text:p>982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8.91">
                <text:p>978.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8.21">
                <text:p>978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.45">
                <text:p>980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86">
                <text:p>980.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0.11">
                <text:p>98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3.62">
                <text:p>983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93cm" svg:y="4.205cm" style:legend-expansion="high" chart:style-name="ch2"/>
        <chart:plot-area chart:style-name="ch3" table:cell-range-address="Sheet1.D11:Sheet1.D111" svg:x="0.32cm" svg:y="0.18cm" svg:width="13.053cm" svg:height="8.64cm">
          <chart:coordinate-region svg:x="1.153cm" svg:y="0.283cm" svg:width="12.143cm" svg:height="7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1:Sheet1.D11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7.38">
                <text:p>977.38</text:p>
                <draw:g>
                  <svg:desc>Sheet1.D11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7.88">
                <text:p>977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8.21">
                <text:p>978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8.34">
                <text:p>978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8.42">
                <text:p>978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8.51">
                <text:p>978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8.52">
                <text:p>978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8.55">
                <text:p>978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8.68">
                <text:p>978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8.87">
                <text:p>978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.91">
                <text:p>978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9.04">
                <text:p>979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9.09">
                <text:p>979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9.27">
                <text:p>979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.45">
                <text:p>979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9.47">
                <text:p>979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9.5">
                <text:p>97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9.61">
                <text:p>979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9.67">
                <text:p>979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9.71">
                <text:p>979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9.72">
                <text:p>979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.93">
                <text:p>979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9.93">
                <text:p>979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0.02">
                <text:p>98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0.09">
                <text:p>980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0.11">
                <text:p>98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0.14">
                <text:p>980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0.15">
                <text:p>98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0.17">
                <text:p>980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0.21">
                <text:p>98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0.29">
                <text:p>980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.34">
                <text:p>980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0.45">
                <text:p>98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0.52">
                <text:p>980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0.55">
                <text:p>980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0.55">
                <text:p>980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0.56">
                <text:p>980.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0.63">
                <text:p>980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0.65">
                <text:p>980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0.73">
                <text:p>980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0.74">
                <text:p>980.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0.75">
                <text:p>980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77">
                <text:p>980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.86">
                <text:p>980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.89">
                <text:p>980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0.91">
                <text:p>980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0.95">
                <text:p>980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1.12">
                <text:p>981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1.26">
                <text:p>981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1.27">
                <text:p>981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1.33">
                <text:p>981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1.35">
                <text:p>981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1.42">
                <text:p>981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1.52">
                <text:p>981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1.55">
                <text:p>981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1.57">
                <text:p>981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1.58">
                <text:p>981.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1.94">
                <text:p>981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2.01">
                <text:p>982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2.02">
                <text:p>982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2.03">
                <text:p>982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2.12">
                <text:p>982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2.12">
                <text:p>982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2.14">
                <text:p>982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2.21">
                <text:p>982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2.27">
                <text:p>982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2.29">
                <text:p>982.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2.32">
                <text:p>982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2.62">
                <text:p>982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2.68">
                <text:p>982.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2.72">
                <text:p>982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2.73">
                <text:p>982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2.74">
                <text:p>982.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2.84">
                <text:p>982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2.89">
                <text:p>982.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2.95">
                <text:p>982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3.02">
                <text:p>983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3.03">
                <text:p>983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3.14">
                <text:p>983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3.22">
                <text:p>983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3.29">
                <text:p>983.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3.38">
                <text:p>983.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3.62">
                <text:p>983.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4.09">
                <text:p>984.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4.2">
                <text:p>984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4.72">
                <text:p>984.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4.83">
                <text:p>984.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8.11">
                <text:p>988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